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ff" draw:marker-start-width="0.242cm" draw:marker-end-width="0.242cm" draw:fill="solid" draw:fill-color="#729fcf" draw:opacity="16%" draw:opacity-name="" draw:textarea-horizontal-align="justify" draw:textarea-vertical-align="middle" draw:auto-grow-height="false" fo:min-height="0.412cm" fo:min-width="3.769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false" fo:min-height="0.86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width="0.028cm" svg:stroke-color="#0000ff" draw:marker-start-width="0.242cm" draw:marker-end-width="0.242cm" draw:fill="solid" draw:fill-color="#729fcf" draw:opacity="16%" draw:opacity-name="" draw:textarea-horizontal-align="justify" draw:textarea-vertical-align="middle" draw:auto-grow-height="false" fo:min-height="0.635cm" fo:min-width="3.99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ff" draw:marker-start-width="0.242cm" draw:marker-end-width="0.242cm" draw:opacity="20%" draw:opacity-name="" draw:textarea-horizontal-align="justify" draw:textarea-vertical-align="middle" draw:auto-grow-height="false" fo:min-height="1.619cm" fo:min-width="1.543cm" fo:padding-top="0.139cm" fo:padding-bottom="0.139cm" fo:padding-left="0.264cm" fo:padding-right="0.264cm"/>
    </style:style>
    <style:style style:name="gr6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solid" svg:stroke-width="0.028cm" svg:stroke-color="#0000ff" draw:marker-start-width="0.242cm" draw:marker-end-width="0.242cm" draw:fill="solid" draw:fill-color="#729fcf" draw:opacity="16%" draw:opacity-name="" draw:textarea-horizontal-align="justify" draw:textarea-vertical-align="middle" draw:auto-grow-height="false" fo:min-height="2.056cm" fo:min-width="3.739cm" fo:padding-top="0.139cm" fo:padding-bottom="0.139cm" fo:padding-left="0.264cm" fo:padding-right="0.264cm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svg:stroke-width="0.028cm" svg:stroke-color="#0000ff" draw:marker-start-width="0.242cm" draw:marker-end-width="0.242cm" draw:opacity="20%" draw:textarea-horizontal-align="justify" draw:textarea-vertical-align="middle" draw:auto-grow-height="false" fo:min-height="0.439cm" fo:min-width="3.773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ff" draw:marker-start-width="0.242cm" draw:marker-end-width="0.242cm" draw:opacity="20%" draw:textarea-horizontal-align="justify" draw:textarea-vertical-align="middle" draw:auto-grow-height="false" fo:min-height="0.411cm" fo:min-width="3.744cm" fo:padding-top="0.139cm" fo:padding-bottom="0.139cm" fo:padding-left="0.264cm" fo:padding-right="0.264cm"/>
    </style:style>
    <style:style style:name="P1" style:family="paragraph">
      <loext:graphic-properties draw:fill="solid" draw:fill-color="#729fcf" draw:opacity="16%"/>
      <style:paragraph-properties fo:text-align="center"/>
    </style:style>
    <style:style style:name="P2" style:family="paragraph">
      <style:paragraph-properties fo:text-align="center"/>
      <style:text-properties fo:font-size="20.7999992370605pt"/>
    </style:style>
    <style:style style:name="P3" style:family="paragraph">
      <loext:graphic-properties draw:fill="none" draw:fill-color="#ffffff" draw:opacity="20%"/>
      <style:paragraph-properties fo:text-align="center"/>
      <style:text-properties fo:font-size="20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2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opacity="2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519cm" svg:height="0.912cm" svg:x="3.004cm" svg:y="15.188cm">
          <text:p/>
          <draw:enhanced-geometry svg:viewBox="0 0 21600 21600" draw:path-stretchpoint-x="10800" draw:path-stretchpoint-y="10800" draw:text-areas="?f3 ?f4 ?f5 ?f6" draw:type="round-rectangle" draw:modifiers="9038.68520859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515cm" svg:height="1.11cm" svg:x="3.008cm" svg:y="15.093cm">
          <draw:text-box>
            <text:p text:style-name="P2"><text:s text:c="8"/>Fin</text:p>
          </draw:text-box>
        </draw:frame>
        <draw:frame draw:style-name="gr2" draw:text-style-name="P3" draw:layer="layout" svg:width="4.515cm" svg:height="1.11cm" svg:x="3.011cm" svg:y="0.669cm">
          <draw:text-box>
            <text:p text:style-name="P2"><text:s text:c="5"/><text:s/>Inicio</text:p>
          </draw:text-box>
        </draw:frame>
        <draw:frame draw:style-name="gr2" draw:text-style-name="P3" draw:layer="layout" svg:width="4.515cm" svg:height="1.11cm" svg:x="3.01cm" svg:y="0.669cm">
          <draw:text-box>
            <text:p text:style-name="P2"><text:s text:c="6"/>Inicio</text:p>
          </draw:text-box>
        </draw:frame>
        <draw:frame draw:style-name="gr2" draw:text-style-name="P3" draw:layer="layout" svg:width="4.515cm" svg:height="1.11cm" svg:x="3.02cm" svg:y="5.285cm">
          <draw:text-box>
            <text:p text:style-name="P2"><text:s/><text:s/><text:s/><text:s/><text:s/><text:s/></text:p>
          </draw:text-box>
        </draw:frame>
        <draw:custom-shape draw:style-name="gr1" draw:text-style-name="P1" draw:layer="layout" svg:width="4.519cm" svg:height="0.912cm" svg:x="3.004cm" svg:y="0.764cm">
          <text:p/>
          <draw:enhanced-geometry svg:viewBox="0 0 21600 21600" draw:path-stretchpoint-x="10800" draw:path-stretchpoint-y="10800" draw:text-areas="?f3 ?f4 ?f5 ?f6" draw:type="round-rectangle" draw:modifiers="9038.68520859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5.244cm" svg:y1="1.682cm" svg:x2="5.256cm" svg:y2="3.049cm">
          <text:p/>
        </draw:line>
        <draw:line draw:style-name="gr3" draw:text-style-name="P4" draw:layer="layout" svg:x1="5.243cm" svg:y1="3.99cm" svg:x2="5.255cm" svg:y2="5.357cm">
          <text:p/>
        </draw:line>
        <draw:frame draw:style-name="gr2" draw:text-style-name="P3" draw:layer="layout" svg:width="4.515cm" svg:height="1.11cm" svg:x="3.138cm" svg:y="2.977cm">
          <draw:text-box>
            <text:p text:style-name="P2"><text:s text:c="6"/>Lea </text:p>
          </draw:text-box>
        </draw:frame>
        <draw:custom-shape draw:style-name="gr4" draw:text-style-name="P1" draw:layer="layout" svg:width="4.519cm" svg:height="0.912cm" svg:x="3.003cm" svg:y="5.37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5.243cm" svg:y1="6.297cm" svg:x2="5.255cm" svg:y2="7.664cm">
          <text:p/>
        </draw:line>
        <draw:custom-shape draw:style-name="gr5" draw:text-style-name="P5" draw:layer="layout" svg:width="4.141cm" svg:height="3.793cm" svg:x="3.173cm" svg:y="7.6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6" draw:text-style-name="P6" draw:layer="layout" svg:width="1.556cm" svg:height="1.544cm" svg:x="4.44cm" svg:y="8.8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4" draw:layer="layout" svg:x1="5.245cm" svg:y1="11.495cm" svg:x2="5.257cm" svg:y2="12.862cm">
          <text:p/>
        </draw:line>
        <draw:frame draw:style-name="gr2" draw:text-style-name="P3" draw:layer="layout" svg:width="4.515cm" svg:height="1.11cm" svg:x="3.137cm" svg:y="12.774cm">
          <draw:text-box>
            <text:p text:style-name="P2"><text:s/>Escriba </text:p>
          </draw:text-box>
        </draw:frame>
        <draw:line draw:style-name="gr3" draw:text-style-name="P4" draw:layer="layout" svg:x1="5.243cm" svg:y1="13.799cm" svg:x2="5.255cm" svg:y2="15.166cm">
          <text:p/>
        </draw:line>
        <draw:frame draw:style-name="gr6" draw:text-style-name="P6" draw:layer="layout" svg:width="1.53cm" svg:height="0.723cm" svg:x="4.484cm" svg:y="5.47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6" draw:layer="layout" svg:width="0.568cm" svg:height="0.723cm" svg:x="5.76cm" svg:y="3.1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6" draw:layer="layout" svg:width="0.559cm" svg:height="0.723cm" svg:x="6.092cm" svg:y="12.9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4" draw:layer="layout" svg:x1="7.335cm" svg:y1="9.566cm" svg:x2="9.473cm" svg:y2="9.566cm">
          <text:p/>
        </draw:line>
        <draw:custom-shape draw:style-name="gr7" draw:text-style-name="P1" draw:layer="layout" svg:width="4.519cm" svg:height="2.586cm" svg:x="9.523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cm" svg:height="1.707cm" svg:x="10.101cm" svg:y="8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8" draw:text-style-name="P4" draw:layer="layout" svg:x1="11.757cm" svg:y1="8.282cm" svg:x2="11.76cm" svg:y2="6.779cm">
          <text:p/>
        </draw:line>
        <draw:line draw:style-name="gr8" draw:text-style-name="P4" draw:layer="layout" svg:x1="11.761cm" svg:y1="6.777cm" svg:x2="5.244cm" svg:y2="6.752cm">
          <text:p/>
        </draw:line>
        <draw:custom-shape draw:style-name="gr9" draw:text-style-name="P7" draw:layer="layout" svg:width="5.537cm" svg:height="0.891cm" svg:x="2.471cm" svg:y="12.893cm">
          <text:p/>
          <draw:enhanced-geometry svg:viewBox="0 0 21600 21600" draw:glue-points="?f6 0 10800 ?f8 ?f11 10800 ?f9 21600 10800 ?f10 ?f5 10800" draw:text-areas="?f3 ?f3 ?f4 ?f4" draw:type="parallelogram" draw:modifiers="1724.664770418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5.538cm" svg:height="0.891cm" svg:x="2.472cm" svg:y="3.085cm">
          <text:p/>
          <draw:enhanced-geometry svg:viewBox="0 0 21600 21600" draw:glue-points="?f6 0 10800 ?f8 ?f11 10800 ?f9 21600 10800 ?f10 ?f5 10800" draw:text-areas="?f3 ?f3 ?f4 ?f4" draw:type="parallelogram" draw:modifiers="1724.664770418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6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9T09:45:02.096769668</meta:creation-date>
    <dc:date>2019-02-09T10:17:54.597610368</dc:date>
    <meta:editing-duration>PT20M51S</meta:editing-duration>
    <meta:editing-cycles>5</meta:editing-cycles>
    <meta:generator>LibreOffice/6.1.4.2$Linux_X86_64 LibreOffice_project/1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row>
      <mi>b</mi>
      <mo stretchy="false">=</mo>
      <mfrac>
        <mi>x</mi>
        <mi>b</mi>
      </mfrac>
    </mrow>
    <annotation encoding="StarMath 5.0">b = {x} over {b} </annotation>
  </semantics>
</math>
</file>

<file path=Object 2/content.xml><?xml version="1.0" encoding="utf-8"?>
<math xmlns="http://www.w3.org/1998/Math/MathML" display="block">
  <semantics>
    <mrow>
      <mi>b</mi>
      <mo stretchy="false">⇐</mo>
      <mi>x</mi>
    </mrow>
    <annotation encoding="StarMath 5.0">b dlarrow x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row>
      <mi>b</mi>
      <mo stretchy="false">⇐</mo>
      <mfrac>
        <mn>1</mn>
        <mn>2</mn>
      </mfrac>
      <mrow>
        <mo fence="true" stretchy="true">(</mo>
        <mrow>
          <mrow>
            <mfrac>
              <mi>x</mi>
              <mi>b</mi>
            </mfrac>
            <mo stretchy="false">+</mo>
            <mi>b</mi>
          </mrow>
        </mrow>
        <mo fence="true" stretchy="true">)</mo>
      </mrow>
    </mrow>
    <annotation encoding="StarMath 5.0">b dlarrow  {1} over {2} left ( {x} over {b} + b right )  </annotation>
  </semantics>
</math>
</file>